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22pt" officeooo:rsid="001f2413" officeooo:paragraph-rsid="001f2413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4pt" fo:font-weight="bold" officeooo:rsid="001f2413" officeooo:paragraph-rsid="001f2413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20pt" officeooo:rsid="001f2413" officeooo:paragraph-rsid="001f2413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8pt" officeooo:rsid="001f2413" officeooo:paragraph-rsid="001f2413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émarche de création du profil de l’utilisateur</text:p>
      <text:p text:style-name="P2"/>
      <text:p text:style-name="P3">Prénom : Nolan, Mohamed, Justin</text:p>
      <text:p text:style-name="P1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7:24:04.132000000</meta:creation-date>
    <dc:date>2024-03-15T17:32:05.904000000</dc:date>
    <meta:editing-duration>PT8M2S</meta:editing-duration>
    <meta:editing-cycles>2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2" meta:word-count="12" meta:character-count="78" meta:non-whitespace-character-count="68"/>
  </office:meta>
</office:document-meta>
</file>